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ffff" draw:marker-start-width="0.35cm" draw:marker-end-width="0.35cm" draw:stroke-linejoin="miter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s-47-20-47-44 21-43 47-43 47 19 47 43z">
            <text:p/>
          </draw:path>
          <draw:path draw:style-name="gr3" draw:layer="layout" svg:width="0.093cm" svg:height="0.086cm" svg:x="13.407cm" svg:y="4.419cm" svg:viewBox="0 0 94 87" svg:d="m94 43c0 24-21 44-47 44s-47-20-47-44 21-43 47-43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s-47-20-47-44 21-43 47-43 47 19 47 43z">
            <text:p/>
          </draw:path>
          <draw:path draw:style-name="gr3" draw:layer="layout" svg:width="0.093cm" svg:height="0.086cm" svg:x="7.086cm" svg:y="4.469cm" svg:viewBox="0 0 94 87" svg:d="m94 43c0 24-21 44-47 44s-47-20-47-44 21-43 47-43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s-47-20-47-44 21-43 47-43 47 19 47 43z">
            <text:p/>
          </draw:path>
          <draw:path draw:style-name="gr3" draw:layer="layout" svg:width="0.093cm" svg:height="0.086cm" svg:x="16.237cm" svg:y="5.519cm" svg:viewBox="0 0 94 87" svg:d="m94 43c0 24-21 44-47 44s-47-20-47-44 21-43 47-43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s-47-20-47-44 21-43 47-43 47 19 47 43z">
            <text:p/>
          </draw:path>
          <draw:path draw:style-name="gr3" draw:layer="layout" svg:width="0.093cm" svg:height="0.086cm" svg:x="20.607cm" svg:y="12.719cm" svg:viewBox="0 0 94 87" svg:d="m94 43c0 24-21 44-47 44s-47-20-47-44 21-43 47-43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s-47-20-47-44 21-43 47-43 47 19 47 43z">
            <text:p/>
          </draw:path>
          <draw:path draw:style-name="gr3" draw:layer="layout" svg:width="0.093cm" svg:height="0.086cm" svg:x="18.507cm" svg:y="18.919cm" svg:viewBox="0 0 94 87" svg:d="m94 43c0 24-21 44-47 44s-47-20-47-44 21-43 47-43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s-47-20-47-44 21-43 47-43 47 19 47 43z">
            <text:p/>
          </draw:path>
          <draw:path draw:style-name="gr3" draw:layer="layout" svg:width="0.093cm" svg:height="0.086cm" svg:x="15.437cm" svg:y="20.919cm" svg:viewBox="0 0 94 87" svg:d="m94 43c0 24-21 44-47 44s-47-20-47-44 21-43 47-43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5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s-47-20-47-44 21-43 47-43 47 19 47 43z">
            <text:p/>
          </draw:path>
          <draw:path draw:style-name="gr3" draw:layer="layout" svg:width="0.093cm" svg:height="0.086cm" svg:x="6.807cm" svg:y="21.319cm" svg:viewBox="0 0 94 87" svg:d="m94 43c0 24-21 44-47 44s-47-20-47-44 21-43 47-43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0.804cm" svg:y="12.1cm" svg:viewBox="0 0 539 493" svg:d="m539 247c0 136-121 246-270 246s-269-110-269-246 121-247 269-247 270 110 270 247z">
            <text:p/>
          </draw:path>
          <draw:path draw:style-name="gr4" draw:layer="layout" svg:width="0.607cm" svg:height="0.544cm" svg:x="1.062cm" svg:y="12.381cm" svg:viewBox="0 0 608 545" svg:d="m0 216 4 329c0 0 603-352 604-452 1-73-38-93-38-93">
            <text:p/>
          </draw:path>
          <draw:path draw:style-name="gr4" draw:layer="layout" svg:width="0.576cm" svg:height="1.649cm" svg:x="0.5cm" svg:y="12.4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076cm" svg:y="13.417cm" svg:viewBox="0 0 450 683" svg:d="m0 0c190 211 249 442 289 683l161-3">
            <text:p/>
          </draw:path>
          <draw:path draw:style-name="gr3" draw:layer="layout" svg:width="0.093cm" svg:height="0.086cm" svg:x="0.9cm" svg:y="12.219cm" svg:viewBox="0 0 94 87" svg:d="m94 43c0 24-21 44-47 44s-47-20-47-44 21-43 47-43 47 19 47 43z">
            <text:p/>
          </draw:path>
          <draw:path draw:style-name="gr3" draw:layer="layout" svg:width="0.093cm" svg:height="0.086cm" svg:x="1.107cm" svg:y="12.219cm" svg:viewBox="0 0 94 87" svg:d="m94 43c0 24-21 44-47 44s-47-20-47-44 21-43 47-43 47 19 47 43z">
            <text:p/>
          </draw:path>
          <draw:path draw:style-name="gr4" draw:layer="layout" svg:width="0.257cm" svg:height="0.075cm" svg:x="0.926cm" svg:y="12.4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s-47-20-47-44 21-43 47-43 47 19 47 43z">
            <text:p/>
          </draw:path>
          <draw:path draw:style-name="gr3" draw:layer="layout" svg:width="0.093cm" svg:height="0.086cm" svg:x="12.537cm" svg:y="22.119cm" svg:viewBox="0 0 94 87" svg:d="m94 43c0 24-21 44-47 44s-47-20-47-44 21-43 47-43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s-47-20-47-44 21-43 47-43 47 19 47 43z">
            <text:p/>
          </draw:path>
          <draw:path draw:style-name="gr3" draw:layer="layout" svg:width="0.093cm" svg:height="0.086cm" svg:x="2.737cm" svg:y="8.319cm" svg:viewBox="0 0 94 87" svg:d="m94 43c0 24-21 44-47 44s-47-20-47-44 21-43 47-43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3T17:27:50</dc:date>
    <dc:creator>JJ Merelo</dc:creator>
    <meta:editing-duration>P0D</meta:editing-duration>
    <meta:editing-cycles>2</meta:editing-cycles>
    <meta:generator>LibreOffice/3.5$Linux_X86_64 LibreOffice_project/350m1$Build-2</meta:generator>
    <meta:document-statistic meta:object-count="99"/>
  </office:meta>
</office:document-meta>
</file>